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3554" officeooo:paragraph-rsid="00063554"/>
    </style:style>
    <style:style style:name="P2" style:family="paragraph" style:parent-style-name="Standard">
      <style:text-properties officeooo:rsid="00078544" officeooo:paragraph-rsid="00078544"/>
    </style:style>
    <style:style style:name="P3" style:family="paragraph" style:parent-style-name="Standard">
      <style:text-properties officeooo:rsid="000795a6" officeooo:paragraph-rsid="000795a6"/>
    </style:style>
    <style:style style:name="P4" style:family="paragraph" style:parent-style-name="Standard">
      <style:text-properties officeooo:rsid="00063554" officeooo:paragraph-rsid="00063554"/>
    </style:style>
    <style:style style:name="P5" style:family="paragraph" style:parent-style-name="Standard">
      <style:text-properties officeooo:rsid="00089bff" officeooo:paragraph-rsid="00089bff"/>
    </style:style>
    <style:style style:name="P6" style:family="paragraph" style:parent-style-name="Standard">
      <style:paragraph-properties fo:break-before="page"/>
      <style:text-properties officeooo:rsid="00089bff" officeooo:paragraph-rsid="00089bff"/>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UKai CN"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UKai CN"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 PL UKai CN"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UKai CN"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cm" fo:margin-bottom="0cm" fo:line-height="100%" fo:text-indent="0cm"/>
      <style:text-properties fo:font-variant="normal" fo:text-transform="none" fo:color="#800000" style:text-outline="false" style:text-line-through-style="none" style:text-line-through-type="none" style:font-name="Liberation Sans1" fo:font-size="18pt" fo:font-style="normal" fo:text-shadow="none" style:text-underline-style="none" fo:font-weight="normal" style:letter-kerning="true" style:font-name-asian="AR PL UKai CN"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 PL UKai CN"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UKai CN"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800000" style:text-outline="false" style:text-line-through-style="none" style:text-line-through-type="none" style:font-name="Liberation Sans1" fo:font-size="18pt" fo:font-style="normal" fo:text-shadow="none" style:text-underline-style="none" fo:font-weight="normal" style:letter-kerning="true" style:font-name-asian="AR PL UKai CN"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40">
      <style:graphic-properties draw:stroke="solid" svg:stroke-width="0cm" svg:stroke-color="#3465a4" draw:marker-start-width="0.199cm" draw:marker-start-center="false" draw:marker-end-width="0.199cm" draw:marker-end-center="false" draw:fill="solid" draw:fill-color="#ffffff" draw:textarea-horizontal-align="justify" draw:textarea-vertical-align="middle" draw:auto-grow-height="false" fo:min-height="9.349cm" fo:min-width="11.499cm" fo:padding-top="0.125cm" fo:padding-bottom="0.125cm" fo:padding-left="0.25cm" fo:padding-right="0.25cm" draw:shadow="hidden" draw:shadow-offset-x="0.199cm" draw:shadow-offset-y="0.199cm" draw:shadow-color="#808080" style:run-through="foreground"/>
    </style:style>
    <style:style style:name="gr3" style:family="graphic" style:list-style-name="L41">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list-style-name="L42">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4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74cm" fo:min-width="0.238cm" fo:padding-top="0.125cm" fo:padding-bottom="0.125cm" fo:padding-left="0.25cm" fo:padding-right="0.25cm" draw:shadow="hidden" draw:shadow-offset-x="0.199cm" draw:shadow-offset-y="0.199cm" draw:shadow-color="#808080" style:run-through="foreground"/>
    </style:style>
    <style:style style:name="gr6" style:family="graphic" style:list-style-name="L44">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74cm" fo:min-width="0.238cm" fo:padding-top="0.125cm" fo:padding-bottom="0.125cm" fo:padding-left="0.25cm" fo:padding-right="0.25cm" draw:shadow="hidden" draw:shadow-offset-x="0.199cm" draw:shadow-offset-y="0.199cm" draw:shadow-color="#808080" style:run-through="foreground"/>
    </style:style>
    <style:style style:name="gr7" style:family="graphic" style:list-style-name="L4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85cm" fo:min-width="0cm" fo:padding-top="0.125cm" fo:padding-bottom="0.125cm" fo:padding-left="0.25cm" fo:padding-right="0.25cm" draw:shadow="hidden" draw:shadow-offset-x="0.199cm" draw:shadow-offset-y="0.199cm" draw:shadow-color="#808080" style:run-through="foreground"/>
    </style:style>
    <style:style style:name="gr8" style:family="graphic" style:list-style-name="L46">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811cm" fo:min-width="0cm" fo:padding-top="0.125cm" fo:padding-bottom="0.125cm" fo:padding-left="0.25cm" fo:padding-right="0.25cm" draw:shadow="hidden" draw:shadow-offset-x="0.199cm" draw:shadow-offset-y="0.199cm" draw:shadow-color="#808080" style:run-through="foreground"/>
    </style:style>
    <style:style style:name="gr9" style:family="graphic" style:list-style-name="L4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199cm" draw:shadow-offset-y="0.199cm" draw:shadow-color="#808080" style:run-through="foreground"/>
    </style:style>
    <style:style style:name="gr10" style:family="graphic" style:list-style-name="L48">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11" style:family="graphic" style:list-style-name="L49">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12" style:family="graphic" style:list-style-name="L50">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13" style:family="graphic" style:list-style-name="L51">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14" style:family="graphic" style:list-style-name="L52">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15" style:family="graphic" style:list-style-name="L5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16" style:family="graphic" style:list-style-name="L54">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list-style-name="L5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199cm" draw:shadow-offset-y="0.199cm" draw:shadow-color="#808080" style:run-through="foreground"/>
    </style:style>
    <style:style style:name="gr18" style:family="graphic" style:list-style-name="L56">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5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199cm" draw:shadow-offset-y="0.199cm" draw:shadow-color="#808080" style:run-through="foreground"/>
    </style:style>
    <style:style style:name="gr20" style:family="graphic" style:list-style-name="L58">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59">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012cm" fo:min-width="0cm" fo:padding-top="0.125cm" fo:padding-bottom="0.125cm" fo:padding-left="0.25cm" fo:padding-right="0.25cm" draw:shadow="hidden" draw:shadow-offset-x="0.199cm" draw:shadow-offset-y="0.199cm" draw:shadow-color="#808080" style:run-through="foreground"/>
    </style:style>
    <style:style style:name="gr22" style:family="graphic" style:list-style-name="L60">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61">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list-style-name="L62">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012cm" fo:min-width="0cm" fo:padding-top="0.125cm" fo:padding-bottom="0.125cm" fo:padding-left="0.25cm" fo:padding-right="0.25cm" draw:shadow="hidden" draw:shadow-offset-x="0.199cm" draw:shadow-offset-y="0.199cm" draw:shadow-color="#808080" style:run-through="foreground"/>
    </style:style>
    <style:style style:name="gr25" style:family="graphic" style:list-style-name="L6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199cm" draw:shadow-offset-y="0.199cm" draw:shadow-color="#808080" style:run-through="foreground"/>
    </style:style>
    <style:style style:name="gr26" style:family="graphic" style:list-style-name="L64">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912cm" fo:min-width="0cm" fo:padding-top="0.125cm" fo:padding-bottom="0.125cm" fo:padding-left="0.25cm" fo:padding-right="0.25cm" draw:shadow="hidden" draw:shadow-offset-x="0.199cm" draw:shadow-offset-y="0.199cm" draw:shadow-color="#808080" style:run-through="foreground"/>
    </style:style>
    <style:style style:name="gr27" style:family="graphic" style:list-style-name="L6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76cm" fo:min-width="0cm" fo:padding-top="0.125cm" fo:padding-bottom="0.125cm" fo:padding-left="0.25cm" fo:padding-right="0.25cm" draw:shadow="hidden" draw:shadow-offset-x="0.199cm" draw:shadow-offset-y="0.199cm" draw:shadow-color="#808080" style:run-through="foreground"/>
    </style:style>
    <style:style style:name="gr28" style:family="graphic" style:list-style-name="L66">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76cm" fo:min-width="0cm" fo:padding-top="0.125cm" fo:padding-bottom="0.125cm" fo:padding-left="0.25cm" fo:padding-right="0.25cm" draw:shadow="hidden" draw:shadow-offset-x="0.199cm" draw:shadow-offset-y="0.199cm" draw:shadow-color="#808080" style:run-through="foreground"/>
    </style:style>
    <style:style style:name="gr29" style:family="graphic" style:list-style-name="L6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76cm" fo:min-width="0cm" fo:padding-top="0.125cm" fo:padding-bottom="0.125cm" fo:padding-left="0.25cm" fo:padding-right="0.25cm" draw:shadow="hidden" draw:shadow-offset-x="0.199cm" draw:shadow-offset-y="0.199cm" draw:shadow-color="#808080" style:run-through="foreground"/>
    </style:style>
    <style:style style:name="gr30" style:family="graphic" style:list-style-name="L68">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76cm" fo:min-width="0cm" fo:padding-top="0.125cm" fo:padding-bottom="0.125cm" fo:padding-left="0.25cm" fo:padding-right="0.25cm" draw:shadow="hidden" draw:shadow-offset-x="0.199cm" draw:shadow-offset-y="0.199cm" draw:shadow-color="#808080" style:run-through="foreground"/>
    </style:style>
    <style:style style:name="gr31" style:family="graphic" style:list-style-name="L69">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76cm" fo:min-width="0cm" fo:padding-top="0.125cm" fo:padding-bottom="0.125cm" fo:padding-left="0.25cm" fo:padding-right="0.25cm" draw:shadow="hidden" draw:shadow-offset-x="0.199cm" draw:shadow-offset-y="0.199cm" draw:shadow-color="#808080" style:run-through="foreground"/>
    </style:style>
    <style:style style:name="gr32" style:family="graphic" style:list-style-name="L70">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425cm" fo:padding-top="0.125cm" fo:padding-bottom="0.125cm" fo:padding-left="0.25cm" fo:padding-right="0.25cm" draw:shadow="hidden" draw:shadow-offset-x="0.199cm" draw:shadow-offset-y="0.199cm" draw:shadow-color="#808080" style:run-through="foreground"/>
    </style:style>
    <style:style style:name="gr33" style:family="graphic" style:list-style-name="L71">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72">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list-style-name="L73">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312cm" fo:min-width="0cm" fo:padding-top="0.125cm" fo:padding-bottom="0.125cm" fo:padding-left="0.25cm" fo:padding-right="0.25cm" draw:shadow="hidden" draw:shadow-offset-x="0.199cm" draw:shadow-offset-y="0.199cm" draw:shadow-color="#808080" style:run-through="foreground"/>
    </style:style>
    <style:style style:name="gr36" style:family="graphic" style:list-style-name="L74">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list-style-name="L7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212cm" fo:min-width="0cm" fo:padding-top="0.125cm" fo:padding-bottom="0.125cm" fo:padding-left="0.25cm" fo:padding-right="0.25cm" draw:shadow="hidden" draw:shadow-offset-x="0.199cm" draw:shadow-offset-y="0.199cm" draw:shadow-color="#808080" style:run-through="foreground"/>
    </style:style>
    <style:style style:name="gr38" style:family="graphic" style:list-style-name="L76">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77">
      <style:graphic-properties draw:stroke="none" svg:stroke-width="0cm" svg:stroke-color="#000000" draw:marker-start-width="0.199cm" draw:marker-start-center="false"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40" style:family="graphic" style:list-style-name="L78">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79">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912cm" fo:min-width="0cm" fo:padding-top="0.125cm" fo:padding-bottom="0.125cm" fo:padding-left="0.25cm" fo:padding-right="0.25cm" draw:shadow="hidden" draw:shadow-offset-x="0.199cm" draw:shadow-offset-y="0.199cm" draw:shadow-color="#808080" style:run-through="foreground"/>
    </style:style>
    <style:style style:name="gr42" style:family="graphic" style:list-style-name="L80">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list-style-name="L81">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912cm" fo:min-width="0cm" fo:padding-top="0.125cm" fo:padding-bottom="0.125cm" fo:padding-left="0.25cm" fo:padding-right="0.25cm" draw:shadow="hidden" draw:shadow-offset-x="0.199cm" draw:shadow-offset-y="0.199cm" draw:shadow-color="#808080" style:run-through="foreground"/>
    </style:style>
    <style:style style:name="gr44" style:family="graphic" style:list-style-name="L82">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83">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84">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312cm" fo:min-width="0cm" fo:padding-top="0.125cm" fo:padding-bottom="0.125cm" fo:padding-left="0.25cm" fo:padding-right="0.25cm" draw:shadow="hidden" draw:shadow-offset-x="0.199cm" draw:shadow-offset-y="0.199cm" draw:shadow-color="#808080" style:run-through="foreground"/>
    </style:style>
    <style:style style:name="gr47" style:family="graphic" style:list-style-name="L8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912cm" fo:min-width="0cm" fo:padding-top="0.125cm" fo:padding-bottom="0.125cm" fo:padding-left="0.25cm" fo:padding-right="0.25cm" draw:shadow="hidden" draw:shadow-offset-x="0.199cm" draw:shadow-offset-y="0.199cm" draw:shadow-color="#808080" style:run-through="foreground"/>
    </style:style>
    <style:style style:name="gr48" style:family="graphic" style:list-style-name="L86">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425cm" fo:padding-top="0.125cm" fo:padding-bottom="0.125cm" fo:padding-left="0.25cm" fo:padding-right="0.25cm" draw:shadow="hidden" draw:shadow-offset-x="0.199cm" draw:shadow-offset-y="0.199cm" draw:shadow-color="#808080" style:run-through="foreground"/>
    </style:style>
    <style:style style:name="gr49" style:family="graphic" style:list-style-name="L87">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list-style-name="L88">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497cm" fo:padding-top="0.125cm" fo:padding-bottom="0.125cm" fo:padding-left="0.25cm" fo:padding-right="0.25cm" draw:shadow="hidden" draw:shadow-offset-x="0.199cm" draw:shadow-offset-y="0.199cm" draw:shadow-color="#808080" style:run-through="foreground"/>
    </style:style>
    <style:style style:name="gr51" style:family="graphic" style:list-style-name="L89">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list-style-name="L90">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53" style:family="graphic" style:list-style-name="L91">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92">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912cm" fo:min-width="0cm" fo:padding-top="0.125cm" fo:padding-bottom="0.125cm" fo:padding-left="0.25cm" fo:padding-right="0.25cm" draw:shadow="hidden" draw:shadow-offset-x="0.199cm" draw:shadow-offset-y="0.199cm" draw:shadow-color="#808080" style:run-through="foreground"/>
    </style:style>
    <style:style style:name="gr55" style:family="graphic" style:list-style-name="L93">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94">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list-style-name="L95">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92cm" fo:padding-top="0.125cm" fo:padding-bottom="0.125cm" fo:padding-left="0.25cm" fo:padding-right="0.25cm" draw:shadow="hidden" draw:shadow-offset-x="0.199cm" draw:shadow-offset-y="0.199cm" draw:shadow-color="#808080" style:run-through="foreground"/>
    </style:style>
    <style:style style:name="gr58" style:family="graphic" style:list-style-name="L96">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59" style:family="graphic" style:list-style-name="L97">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13cm" fo:min-width="0.353cm" fo:padding-top="0.125cm" fo:padding-bottom="0.125cm" fo:padding-left="0.25cm" fo:padding-right="0.25cm" draw:shadow="hidden" draw:shadow-offset-x="0.199cm" draw:shadow-offset-y="0.199cm" draw:shadow-color="#808080" style:run-through="foreground"/>
    </style:style>
    <style:style style:name="gr60" style:family="graphic" style:list-style-name="L98">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99">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list-style-name="L100">
      <style:graphic-properties draw:stroke="none" svg:stroke-width="0cm" svg:stroke-color="#000000" draw:marker-start-width="0.199cm" draw:marker-start-center="false"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63" style:family="graphic" style:list-style-name="L101">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676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2e)</text:p>
      <text:p text:style-name="P1"/>
      <text:p text:style-name="P3">Beim Grid hängt dies ganz von der verwendeten Grid-Größe ab. Der Speicherverbrauch ist hier immer konstant (und ebenfalls von der grid größe abhängig). Performance mäßig: Ein Grid verhält sich wie ein broad- phase Kollisions-Algorithmus. Er testet zuerst alle Gridboxen durch, bis er weiß im welcher Box er die Bbjekte testen muss. Dann testet er innerhalb dieser Gridbox mit allen anderen Objekten da drin, ob das Testobjekt mit irgendwelchen kollidiert. </text:p>
      <text:p text:style-name="P3"/>
      <text:p text:style-name="P3">Der Quadtree/Octree Ansatz ist etwas komplexer. Der Speicherverbrauch ist hier abhängig von der Anzahl der Objekte, da ein Quadtree recursiv immer mehr Kinder bekommt, dadurch steigt der Speicherverbrauch. In der Hinsicht ist die Performance im suchen einer Box etwa so gut wie die eines Grid Ansatzes. Allerdings muss ein Quadtree mit weniger Objekten innerhalb einer Box testen, weshalb die performance vor allem bei einer großen Anzahl an Objekten immer besser wird, verglichen zu einem fixen Grid.</text:p>
      <text:p text:style-name="P1"/>
      <text:p text:style-name="P1"/>
      <text:p text:style-name="P1"/>
      <text:p text:style-name="P1"/>
      <text:p text:style-name="P2">Aufgabe 3</text:p>
      <text:p text:style-name="P1"/>
      <text:p text:style-name="P1"/>
      <text:p text:style-name="P5">a) und b) auf Seite 2</text:p>
      <text:p text:style-name="P5"/>
      <text:p text:style-name="P5">c)</text:p>
      <text:p text:style-name="P5"/>
      <text:p text:style-name="P5">d)</text:p>
      <text:p text:style-name="P5"/>
      <text:p text:style-name="P5"/>
      <text:p text:style-name="P5"/>
      <text:p text:style-name="P5"/>
      <text:p text:style-name="P6"/>
      <text:p text:style-name="P5"/>
      <text:p text:style-name="P1"><draw:g text:anchor-type="paragraph" draw:z-index="0" draw:style-name="gr1"><draw:custom-shape draw:style-name="gr2" draw:text-style-name="P7" svg:width="12.001cm" svg:height="9.6cm" svg:x="2.701cm" svg:y="2cm"><text:p/><draw:enhanced-geometry svg:viewBox="0 0 21600 21600" draw:type="rectangle" draw:enhanced-path="M 0 0 L 21600 0 21600 21600 0 21600 0 0 Z N"/></draw:custom-shape><draw:line draw:style-name="gr3" draw:text-style-name="P8" svg:x1="8.6cm" svg:y1="2cm" svg:x2="8.6cm" svg:y2="11.6cm"><text:p/></draw:line><draw:line draw:style-name="gr4" draw:text-style-name="P8" svg:x1="8.6cm" svg:y1="7cm" svg:x2="2.7cm" svg:y2="7cm"><text:p/></draw:line><draw:frame draw:style-name="gr5" draw:text-style-name="P10" svg:width="0.742cm" svg:height="0.74cm" svg:x="8.461cm" svg:y="2.374cm"><draw:text-box><text:p text:style-name="P9"><text:span text:style-name="T1">a</text:span></text:p></draw:text-box></draw:frame><draw:frame draw:style-name="gr6" draw:text-style-name="P10" svg:width="0.742cm" svg:height="0.74cm" svg:x="3.36cm" svg:y="6.509cm"><draw:text-box><text:p text:style-name="P9"><text:span text:style-name="T1">b</text:span></text:p></draw:text-box></draw:frame><draw:frame draw:style-name="gr7" draw:text-style-name="P11" svg:width="1.202cm" svg:height="1.101cm" svg:x="5.399cm" svg:y="3.5cm"><draw:text-box><text:p text:style-name="P9"><text:span text:style-name="T2">1</text:span></text:p></draw:text-box></draw:frame><draw:frame draw:style-name="gr8" draw:text-style-name="P12" svg:width="0.853cm" svg:height="1.063cm" svg:x="3.547cm" svg:y="4.738cm"><draw:text-box><text:p text:style-name="P9"><text:span text:style-name="T3">7</text:span></text:p></draw:text-box></draw:frame><draw:frame draw:style-name="gr9" draw:text-style-name="P11" svg:width="0.798cm" svg:height="0.983cm" svg:x="2.6cm" svg:y="6.438cm"><draw:text-box><text:p text:style-name="P9"><text:span text:style-name="T2">^</text:span></text:p></draw:text-box></draw:frame><draw:frame draw:style-name="gr10" draw:text-style-name="P11" svg:width="0.858cm" svg:height="0.983cm" svg:x="4.399cm" svg:y="9.1cm"><draw:text-box><text:p text:style-name="P9"><text:span text:style-name="T2">3</text:span></text:p></draw:text-box></draw:frame><draw:frame draw:style-name="gr11" draw:text-style-name="P11" svg:width="0.858cm" svg:height="0.983cm" svg:x="6.699cm" svg:y="8.301cm"><draw:text-box><text:p text:style-name="P9"><text:span text:style-name="T2">8</text:span></text:p></draw:text-box></draw:frame><draw:frame draw:style-name="gr12" draw:text-style-name="P11" svg:width="0.858cm" svg:height="0.983cm" svg:x="9.901cm" svg:y="4.099cm"><draw:text-box><text:p text:style-name="P9"><text:span text:style-name="T2">4</text:span></text:p></draw:text-box></draw:frame><draw:frame draw:style-name="gr13" draw:text-style-name="P11" svg:width="0.858cm" svg:height="0.983cm" svg:x="12.1cm" svg:y="5.001cm"><draw:text-box><text:p text:style-name="P9"><text:span text:style-name="T2">5</text:span></text:p></draw:text-box></draw:frame><draw:frame draw:style-name="gr14" draw:text-style-name="P11" svg:width="0.858cm" svg:height="0.983cm" svg:x="13cm" svg:y="7.001cm"><draw:text-box><text:p text:style-name="P9"><text:span text:style-name="T2">2</text:span></text:p></draw:text-box></draw:frame><draw:frame draw:style-name="gr15" draw:text-style-name="P11" svg:width="0.858cm" svg:height="0.983cm" svg:x="9.999cm" svg:y="9.601cm"><draw:text-box><text:p text:style-name="P9"><text:span text:style-name="T2">6</text:span></text:p></draw:text-box></draw:frame><draw:line draw:style-name="gr16" draw:text-style-name="P8" svg:x1="4.9cm" svg:y1="7cm" svg:x2="4.9cm" svg:y2="2cm"><text:p/></draw:line><draw:frame draw:style-name="gr17" draw:text-style-name="P11" svg:width="0.876cm" svg:height="0.983cm" svg:x="4.225cm" svg:y="2.101cm"><draw:text-box><text:p text:style-name="P9"><text:span text:style-name="T2">&lt;</text:span></text:p></draw:text-box></draw:frame><draw:line draw:style-name="gr18" draw:text-style-name="P8" svg:x1="6cm" svg:y1="7cm" svg:x2="6cm" svg:y2="11.6cm"><text:p/></draw:line><draw:frame draw:style-name="gr19" draw:text-style-name="P11" svg:width="0.876cm" svg:height="0.983cm" svg:x="5.399cm" svg:y="10.938cm"><draw:text-box><text:p text:style-name="P9"><text:span text:style-name="T2">&lt;</text:span></text:p></draw:text-box></draw:frame><draw:line draw:style-name="gr20" draw:text-style-name="P8" svg:x1="8.6cm" svg:y1="6.2cm" svg:x2="14.7cm" svg:y2="6.2cm"><text:p/></draw:line><draw:frame draw:style-name="gr21" draw:text-style-name="P11" svg:width="0.798cm" svg:height="1.264cm" svg:x="14.101cm" svg:y="5.637cm"><draw:text-box><text:p text:style-name="P9"><text:span text:style-name="T2">^</text:span></text:p></draw:text-box></draw:frame><draw:line draw:style-name="gr22" draw:text-style-name="P8" svg:x1="11.8cm" svg:y1="6.2cm" svg:x2="11.8cm" svg:y2="11.6cm"><text:p/></draw:line><draw:line draw:style-name="gr23" draw:text-style-name="P8" svg:x1="11cm" svg:y1="6.2cm" svg:x2="11cm" svg:y2="2cm"><text:p/></draw:line><draw:frame draw:style-name="gr24" draw:text-style-name="P11" svg:width="0.876cm" svg:height="1.264cm" svg:x="11.225cm" svg:y="10.837cm"><draw:text-box><text:p text:style-name="P9"><text:span text:style-name="T2">&lt;</text:span></text:p></draw:text-box></draw:frame><draw:frame draw:style-name="gr25" draw:text-style-name="P11" svg:width="0.876cm" svg:height="0.983cm" svg:x="10.4cm" svg:y="2.037cm"><draw:text-box><text:p text:style-name="P9"><text:span text:style-name="T2">&lt;</text:span></text:p></draw:text-box></draw:frame><draw:frame draw:style-name="gr26" draw:text-style-name="P11" svg:width="0.876cm" svg:height="1.163cm" svg:x="7.925cm" svg:y="10.739cm"><draw:text-box><text:p text:style-name="P9"><text:span text:style-name="T2">&lt;</text:span></text:p></draw:text-box></draw:frame><draw:frame draw:style-name="gr27" draw:text-style-name="P10" svg:width="0.715cm" svg:height="0.927cm" svg:x="4.3cm" svg:y="2.701cm"><draw:text-box><text:p text:style-name="P9"><text:span text:style-name="T1">c</text:span></text:p></draw:text-box></draw:frame><draw:frame draw:style-name="gr28" draw:text-style-name="P10" svg:width="0.713cm" svg:height="0.927cm" svg:x="9.287cm" svg:y="5.674cm"><draw:text-box><text:p text:style-name="P9"><text:span text:style-name="T1">e</text:span></text:p></draw:text-box></draw:frame><draw:frame draw:style-name="gr29" draw:text-style-name="P10" svg:width="0.715cm" svg:height="0.927cm" svg:x="4.3cm" svg:y="2.701cm"><draw:text-box><text:p text:style-name="P9"><text:span text:style-name="T1">c</text:span></text:p></draw:text-box></draw:frame><draw:frame draw:style-name="gr30" draw:text-style-name="P10" svg:width="0.715cm" svg:height="0.927cm" svg:x="10.786cm" svg:y="3.074cm"><draw:text-box><text:p text:style-name="P9"><text:span text:style-name="T1">f</text:span></text:p></draw:text-box></draw:frame><draw:frame draw:style-name="gr31" draw:text-style-name="P10" svg:width="0.715cm" svg:height="0.927cm" svg:x="11.686cm" svg:y="7.699cm"><draw:text-box><text:p text:style-name="P9"><text:span text:style-name="T1">g</text:span></text:p></draw:text-box></draw:frame><draw:frame draw:style-name="gr32" draw:text-style-name="P11" svg:width="0.929cm" svg:height="0.983cm" svg:x="8.2cm" svg:y="14.538cm"><draw:text-box><text:p text:style-name="P9"><text:span text:style-name="T2">A</text:span></text:p></draw:text-box></draw:frame><draw:line draw:style-name="gr33" draw:text-style-name="P8" svg:x1="9cm" svg:y1="15.4cm" svg:x2="11cm" svg:y2="16.5cm"><text:p/></draw:line><draw:line draw:style-name="gr34" draw:text-style-name="P8" svg:x1="8.3cm" svg:y1="15.4cm" svg:x2="6cm" svg:y2="16.7cm"><text:p/></draw:line><draw:frame draw:style-name="gr35" draw:text-style-name="P11" svg:width="0.927cm" svg:height="1.564cm" svg:x="5.099cm" svg:y="16.6cm"><draw:text-box><text:p text:style-name="P9"><text:span text:style-name="T2">B</text:span></text:p></draw:text-box></draw:frame><draw:line draw:style-name="gr36" draw:text-style-name="P8" svg:x1="4.9cm" svg:y1="17.6cm" svg:x2="2.5cm" svg:y2="18.8cm"><text:p/></draw:line><draw:frame draw:style-name="gr37" draw:text-style-name="P11" svg:width="0.959cm" svg:height="1.463cm" svg:x="1.7cm" svg:y="18.701cm"><draw:text-box><text:p text:style-name="P9"><text:span text:style-name="T2">C</text:span></text:p></draw:text-box></draw:frame><draw:line draw:style-name="gr38" draw:text-style-name="P8" svg:x1="1.8cm" svg:y1="19.7cm" svg:x2="0.6cm" svg:y2="21cm"><text:p/></draw:line><draw:frame draw:style-name="gr39" draw:text-style-name="P11" svg:width="0.8cm" svg:height="1.101cm" svg:x="0.101cm" svg:y="21.4cm"><draw:text-box><text:p text:style-name="P9"><text:span text:style-name="T2">7</text:span></text:p></draw:text-box></draw:frame><draw:line draw:style-name="gr40" draw:text-style-name="P8" svg:x1="2.3cm" svg:y1="19.7cm" svg:x2="2.7cm" svg:y2="21.1cm"><text:p/></draw:line><draw:frame draw:style-name="gr41" draw:text-style-name="P11" svg:width="0.854cm" svg:height="1.163cm" svg:x="2.3cm" svg:y="21.5cm"><draw:text-box><text:p text:style-name="P9"><text:span text:style-name="T2">1</text:span></text:p></draw:text-box></draw:frame><draw:line draw:style-name="gr42" draw:text-style-name="P8" svg:x1="5.5cm" svg:y1="17.8cm" svg:x2="5.8cm" svg:y2="18.7cm"><text:p/></draw:line><draw:frame draw:style-name="gr43" draw:text-style-name="P11" svg:width="0.959cm" svg:height="1.163cm" svg:x="5.6cm" svg:y="18.9cm"><draw:text-box><text:p text:style-name="P9"><text:span text:style-name="T2">D</text:span></text:p></draw:text-box></draw:frame><draw:line draw:style-name="gr44" draw:text-style-name="P8" svg:x1="5.8cm" svg:y1="20cm" svg:x2="5.1cm" svg:y2="21.2cm"><text:p/></draw:line><draw:line draw:style-name="gr45" draw:text-style-name="P8" svg:x1="6.2cm" svg:y1="19.9cm" svg:x2="6.9cm" svg:y2="21.2cm"><text:p/></draw:line><draw:frame draw:style-name="gr46" draw:text-style-name="P11" svg:width="0.853cm" svg:height="1.564cm" svg:x="4.547cm" svg:y="21.237cm"><draw:text-box><text:p text:style-name="P9"><text:span text:style-name="T2">3</text:span></text:p></draw:text-box></draw:frame><draw:frame draw:style-name="gr47" draw:text-style-name="P11" svg:width="0.854cm" svg:height="1.163cm" svg:x="6.8cm" svg:y="21.301cm"><draw:text-box><text:p text:style-name="P9"><text:span text:style-name="T2">8</text:span></text:p></draw:text-box></draw:frame><draw:frame draw:style-name="gr48" draw:text-style-name="P11" svg:width="0.929cm" svg:height="0.983cm" svg:x="11.075cm" svg:y="16.401cm"><draw:text-box><text:p text:style-name="P9"><text:span text:style-name="T2">E</text:span></text:p></draw:text-box></draw:frame><draw:line draw:style-name="gr49" draw:text-style-name="P8" svg:x1="12.1cm" svg:y1="17.2cm" svg:x2="14.4cm" svg:y2="18.9cm"><text:p/></draw:line><draw:frame draw:style-name="gr50" draw:text-style-name="P11" svg:width="0.999cm" svg:height="0.983cm" svg:x="14.4cm" svg:y="18.738cm"><draw:text-box><text:p text:style-name="P9"><text:span text:style-name="T2">G</text:span></text:p></draw:text-box></draw:frame><draw:line draw:style-name="gr51" draw:text-style-name="P8" svg:x1="15.3cm" svg:y1="19.6cm" svg:x2="16.4cm" svg:y2="21.1cm"><text:p/></draw:line><draw:frame draw:style-name="gr52" draw:text-style-name="P11" svg:width="0.858cm" svg:height="0.983cm" svg:x="16.401cm" svg:y="21.338cm"><draw:text-box><text:p text:style-name="P9"><text:span text:style-name="T2">2</text:span></text:p></draw:text-box></draw:frame><draw:line draw:style-name="gr53" draw:text-style-name="P8" svg:x1="0.2cm" svg:y1="12.9cm" svg:x2="18.2cm" svg:y2="12.9cm"><text:p/></draw:line><draw:frame draw:style-name="gr54" draw:text-style-name="P11" svg:width="0.854cm" svg:height="1.163cm" svg:x="14cm" svg:y="21.301cm"><draw:text-box><text:p text:style-name="P9"><text:span text:style-name="T2">6</text:span></text:p></draw:text-box></draw:frame><draw:line draw:style-name="gr55" draw:text-style-name="P8" svg:x1="14.4cm" svg:y1="21.2cm" svg:x2="14.8cm" svg:y2="19.7cm"><text:p/></draw:line><draw:line draw:style-name="gr56" draw:text-style-name="P8" svg:x1="11.4cm" svg:y1="17.5cm" svg:x2="10.9cm" svg:y2="18.8cm"><text:p/></draw:line><draw:frame draw:style-name="gr57" draw:text-style-name="P11" svg:width="0.893cm" svg:height="0.983cm" svg:x="10.4cm" svg:y="18.939cm"><draw:text-box><text:p text:style-name="P9"><text:span text:style-name="T2">F</text:span></text:p></draw:text-box></draw:frame><draw:frame draw:style-name="gr58" draw:text-style-name="P11" svg:width="0.858cm" svg:height="0.983cm" svg:x="11.347cm" svg:y="21.038cm"><draw:text-box><text:p text:style-name="P9"><text:span text:style-name="T2">5</text:span></text:p></draw:text-box></draw:frame><draw:frame draw:style-name="gr59" draw:text-style-name="P11" svg:width="0.858cm" svg:height="0.983cm" svg:x="9.546cm" svg:y="21.001cm"><draw:text-box><text:p text:style-name="P9"><text:span text:style-name="T2">4</text:span></text:p></draw:text-box></draw:frame><draw:line draw:style-name="gr60" draw:text-style-name="P8" svg:x1="10.7cm" svg:y1="19.8cm" svg:x2="10.1cm" svg:y2="21cm"><text:p/></draw:line><draw:line draw:style-name="gr61" draw:text-style-name="P8" svg:x1="11.1cm" svg:y1="19.7cm" svg:x2="11.6cm" svg:y2="20.9cm"><text:p/></draw:line><draw:frame draw:style-name="gr62" draw:text-style-name="P11" svg:width="8.501cm" svg:height="1.101cm" svg:x="0cm" svg:y="0cm"><draw:text-box><text:p text:style-name="P9"><text:span text:style-name="T2">Aufgabe 3a) und <text:s/>b)</text:span></text:p></draw:text-box></draw:frame><draw:frame draw:style-name="gr63" draw:text-style-name="P10" svg:width="0.74cm" svg:height="0.927cm" svg:x="5.5cm" svg:y="8.8cm"><draw:text-box><text:p text:style-name="P9"><text:span text:style-name="T1">d</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Kai CN"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Kai CN"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Preformatted_20_Text"><text:span text:style-name="Source_20_Text"><text:s/></text:span></text:p>
        <text:p text:style-name="Preformatted_20_Text"><text:span text:style-name="Source_20_Text">3133783 Wilhelm Buchmüller </text:span></text:p>
        <text:p text:style-name="Preformatted_20_Text"><text:span text:style-name="Source_20_Text">3149308 Daniel Wanner </text:span></text:p>
        <text:p text:style-name="Preformatted_20_Text"><text:span text:style-name="Source_20_Text">2736424 Artur Frenze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15:51:40.853521642</meta:creation-date>
    <dc:date>2016-05-25T17:50:32.725174893</dc:date>
    <meta:editing-duration>PT43M5S</meta:editing-duration>
    <meta:editing-cycles>2</meta:editing-cycles>
    <meta:generator>LibreOffice/4.4.5.2$Linux_X86_64 LibreOffice_project/40m0$Build-2</meta:generator>
    <meta:document-statistic meta:table-count="0" meta:image-count="0" meta:object-count="0" meta:page-count="2" meta:paragraph-count="11" meta:word-count="166" meta:character-count="1073" meta:non-whitespace-character-count="913"/>
  </office:meta>
</office:document-meta>
</file>